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Standard">
      <style:paragraph-properties style:page-number="1"/>
      <style:text-properties style:font-name="Arial" fo:font-size="11pt" fo:language="en" fo:country="US" fo:font-weight="normal" officeooo:rsid="00005177" officeooo:paragraph-rsid="00005177" style:letter-kerning="false" style:font-name-asian="Arial1" style:font-size-asian="11pt" style:font-weight-asian="normal" style:font-name-complex="Arial1" style:font-size-complex="11pt" style:font-weight-complex="normal"/>
    </style:style>
    <style:style style:name="P2" style:family="paragraph" style:parent-style-name="Text_20_body">
      <style:text-properties style:font-name="Arial" fo:font-size="11pt" fo:language="en" fo:country="US" officeooo:rsid="00005177" style:letter-kerning="false" style:font-name-asian="Arial1" style:font-size-asian="11pt" style:font-name-complex="Arial1" style:font-size-complex="11pt"/>
    </style:style>
    <style:style style:name="P3" style:family="paragraph" style:parent-style-name="Horizontal_20_Line">
      <style:paragraph-properties fo:margin-top="0cm" fo:margin-bottom="0cm" style:contextual-spacing="false" fo:line-height="115%"/>
      <style:text-properties style:font-name="Arial" fo:font-size="11pt" fo:language="en" fo:country="US" officeooo:rsid="00005177" style:letter-kerning="false" style:font-name-asian="Arial1" style:font-size-asian="11pt" style:font-name-complex="Arial1" style:font-size-complex="11pt"/>
    </style:style>
    <style:style style:name="P4" style:family="paragraph" style:parent-style-name="Heading_20_1">
      <style:paragraph-properties fo:margin-top="0cm" fo:margin-bottom="0.499cm" style:contextual-spacing="false" fo:line-height="115%"/>
      <style:text-properties fo:font-weight="normal" officeooo:rsid="00005177" style:font-weight-asian="normal" style:font-weight-complex="normal"/>
    </style:style>
    <style:style style:name="P5" style:family="paragraph" style:parent-style-name="Heading_20_2">
      <style:paragraph-properties fo:margin-top="0cm" fo:margin-bottom="0.499cm" style:contextual-spacing="false" fo:line-height="115%"/>
      <style:text-properties fo:font-weight="normal" officeooo:rsid="00005177" style:font-weight-asian="normal" style:font-weight-complex="normal"/>
    </style:style>
    <style:style style:name="P6" style:family="paragraph" style:parent-style-name="Text_20_body">
      <style:paragraph-properties fo:margin-top="0cm" fo:margin-bottom="0.499cm" style:contextual-spacing="false"/>
      <style:text-properties officeooo:rsid="00005177"/>
    </style:style>
    <style:style style:name="P7" style:family="paragraph" style:parent-style-name="Horizontal_20_Line">
      <style:paragraph-properties fo:line-height="115%"/>
      <style:text-properties officeooo:rsid="00005177"/>
    </style:style>
    <style:style style:name="P8" style:family="paragraph" style:parent-style-name="Text_20_body" style:list-style-name="L1">
      <style:paragraph-properties fo:margin-top="0cm" fo:margin-bottom="0.499cm" style:contextual-spacing="false"/>
      <style:text-properties officeooo:rsid="00005177"/>
    </style:style>
    <style:style style:name="P9" style:family="paragraph" style:parent-style-name="Text_20_body" style:list-style-name="L2">
      <style:paragraph-properties fo:margin-top="0cm" fo:margin-bottom="0.499cm" style:contextual-spacing="false"/>
      <style:text-properties officeooo:rsid="00005177"/>
    </style:style>
    <style:style style:name="P10" style:family="paragraph" style:parent-style-name="Heading_20_3">
      <style:paragraph-properties fo:margin-top="0cm" fo:margin-bottom="0.499cm" style:contextual-spacing="false" fo:line-height="115%"/>
      <style:text-properties fo:font-weight="normal" officeooo:rsid="00005177" style:font-weight-asian="normal" style:font-weight-complex="normal"/>
    </style:style>
    <style:style style:name="P11" style:family="paragraph" style:parent-style-name="Text_20_body" style:list-style-name="L3">
      <style:paragraph-properties fo:margin-top="0cm" fo:margin-bottom="0.499cm" style:contextual-spacing="false"/>
      <style:text-properties officeooo:rsid="00005177"/>
    </style:style>
    <style:style style:name="P12" style:family="paragraph" style:parent-style-name="Text_20_body" style:list-style-name="L4">
      <style:paragraph-properties fo:margin-top="0cm" fo:margin-bottom="0.499cm" style:contextual-spacing="false"/>
      <style:text-properties officeooo:rsid="00005177"/>
    </style:style>
    <style:style style:name="P13" style:family="paragraph" style:parent-style-name="Text_20_body" style:list-style-name="L5">
      <style:paragraph-properties fo:margin-top="0cm" fo:margin-bottom="0.499cm" style:contextual-spacing="false"/>
      <style:text-properties officeooo:rsid="00005177"/>
    </style:style>
    <style:style style:name="P14" style:family="paragraph" style:parent-style-name="Text_20_body" style:list-style-name="L6">
      <style:paragraph-properties fo:margin-top="0cm" fo:margin-bottom="0.499cm" style:contextual-spacing="false"/>
      <style:text-properties officeooo:rsid="00005177"/>
    </style:style>
    <style:style style:name="P15" style:family="paragraph" style:parent-style-name="Text_20_body" style:list-style-name="L7">
      <style:paragraph-properties fo:margin-top="0cm" fo:margin-bottom="0.499cm" style:contextual-spacing="false"/>
      <style:text-properties officeooo:rsid="00005177"/>
    </style:style>
    <style:style style:name="P16" style:family="paragraph" style:parent-style-name="Text_20_body" style:list-style-name="L8">
      <style:paragraph-properties fo:margin-top="0cm" fo:margin-bottom="0.499cm" style:contextual-spacing="false"/>
      <style:text-properties officeooo:rsid="00005177"/>
    </style:style>
    <style:style style:name="P17" style:family="paragraph" style:parent-style-name="Text_20_body" style:list-style-name="L9">
      <style:paragraph-properties fo:margin-top="0cm" fo:margin-bottom="0.499cm" style:contextual-spacing="false"/>
      <style:text-properties officeooo:rsid="00005177"/>
    </style:style>
    <style:style style:name="P18" style:family="paragraph" style:parent-style-name="Text_20_body" style:list-style-name="L10">
      <style:paragraph-properties fo:margin-top="0cm" fo:margin-bottom="0.499cm" style:contextual-spacing="false"/>
      <style:text-properties officeooo:rsid="00005177"/>
    </style:style>
    <style:style style:name="P19" style:family="paragraph" style:parent-style-name="Text_20_body" style:list-style-name="L11">
      <style:paragraph-properties fo:margin-top="0cm" fo:margin-bottom="0.499cm" style:contextual-spacing="false"/>
      <style:text-properties officeooo:rsid="00005177"/>
    </style:style>
    <style:style style:name="P20" style:family="paragraph" style:parent-style-name="Text_20_body" style:list-style-name="L12">
      <style:paragraph-properties fo:margin-top="0cm" fo:margin-bottom="0.499cm" style:contextual-spacing="false"/>
      <style:text-properties officeooo:rsid="00005177"/>
    </style:style>
    <style:style style:name="P21" style:family="paragraph" style:parent-style-name="Text_20_body" style:list-style-name="L13">
      <style:paragraph-properties fo:margin-top="0cm" fo:margin-bottom="0.499cm" style:contextual-spacing="false"/>
      <style:text-properties officeooo:rsid="00005177"/>
    </style:style>
    <style:style style:name="P22" style:family="paragraph" style:parent-style-name="Text_20_body" style:list-style-name="L14">
      <style:paragraph-properties fo:margin-top="0cm" fo:margin-bottom="0.499cm" style:contextual-spacing="false"/>
      <style:text-properties officeooo:rsid="00005177"/>
    </style:style>
    <style:style style:name="P23" style:family="paragraph" style:parent-style-name="Text_20_body" style:list-style-name="L14">
      <style:paragraph-properties fo:margin-top="0cm" fo:margin-bottom="0.499cm" style:contextual-spacing="false"/>
      <style:text-properties officeooo:rsid="00005177" officeooo:paragraph-rsid="00031548"/>
    </style:style>
    <style:style style:name="P24" style:family="paragraph" style:parent-style-name="Text_20_body" style:list-style-name="L15">
      <style:paragraph-properties fo:margin-top="0cm" fo:margin-bottom="0.499cm" style:contextual-spacing="false"/>
      <style:text-properties officeooo:rsid="00005177"/>
    </style:style>
    <style:style style:name="P25" style:family="paragraph" style:parent-style-name="Text_20_body" style:list-style-name="L16">
      <style:paragraph-properties fo:margin-top="0cm" fo:margin-bottom="0.499cm" style:contextual-spacing="false"/>
      <style:text-properties officeooo:rsid="00005177"/>
    </style:style>
    <style:style style:name="P26" style:family="paragraph" style:parent-style-name="Text_20_body">
      <style:paragraph-properties fo:margin-top="0cm" fo:margin-bottom="0.499cm" style:contextual-spacing="false" fo:line-height="115%"/>
      <style:text-properties fo:font-weight="normal" officeooo:rsid="00005177" style:font-weight-asian="normal" style:font-weight-complex="normal"/>
    </style:style>
    <style:style style:name="T1" style:family="text">
      <style:text-properties officeooo:rsid="0003154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FORMAÇÕES ADICIONAIS – EXTREMAMENTE IMPORTANTES</text:h>
      <text:p text:style-name="P2">Este documento contém informações técnicas, preferências e instruções que <text:span text:style-name="Strong_20_Emphasis">devem ser consideradas durante todo o desenvolvimento do projeto</text:span>.</text:p>
      <text:p text:style-name="P3"/>
      <text:h text:style-name="P4" text:outline-level="1">CONTEXTO E INSTRUÇÕES INICIAIS</text:h>
      <text:h text:style-name="P5" text:outline-level="2">PARA A INTELIGÊNCIA ARTIFICIAL – GEMINI PRO (GOOGLE)</text:h>
      <text:p text:style-name="P6">Este documento define <text:span text:style-name="Strong_20_Emphasis">todo o contexto técnico, preferências, padrões e diretrizes obrigatórias</text:span> que <text:span text:style-name="Strong_20_Emphasis">devem ser seguidas durante todo o desenvolvimento do projeto</text:span>, do início ao fim.</text:p>
      <text:p text:style-name="P6">Você (Gemini Pro) deve considerar este documento como <text:span text:style-name="Strong_20_Emphasis">memória persistente do projeto</text:span>.</text:p>
      <text:p text:style-name="P7"/>
      <text:h text:style-name="P5" text:outline-level="2">1. AMBIENTE DE HARDWARE</text:h>
      <text:list text:style-name="L1">
        <text:list-item>
          <text:p text:style-name="P8"><text:span text:style-name="Strong_20_Emphasis">Notebook:</text:span> Dell Inspiron 15 5510</text:p>
        </text:list-item>
        <text:list-item>
          <text:p text:style-name="P8"><text:span text:style-name="Strong_20_Emphasis">Processador:</text:span> 11th Gen Intel(R) Core(TM) i5-11320H @ 3.20 GHz</text:p>
        </text:list-item>
        <text:list-item>
          <text:p text:style-name="P8"><text:span text:style-name="Strong_20_Emphasis">Memória RAM:</text:span> 32 GB DDR4 – 3200 MHz</text:p>
        </text:list-item>
        <text:list-item>
          <text:p text:style-name="P8"><text:span text:style-name="Strong_20_Emphasis">Armazenamento:</text:span> SSD NVMe – 250 GB</text:p>
        </text:list-item>
      </text:list>
      <text:p text:style-name="P7"/>
      <text:h text:style-name="P5" text:outline-level="2">2. SISTEMA OPERACIONAL</text:h>
      <text:list text:style-name="L2">
        <text:list-item>
          <text:p text:style-name="P9"><text:span text:style-name="Strong_20_Emphasis">Distributor ID:</text:span> Ubuntu</text:p>
        </text:list-item>
        <text:list-item>
          <text:p text:style-name="P9"><text:span text:style-name="Strong_20_Emphasis">Description:</text:span> Ubuntu 25.10</text:p>
        </text:list-item>
        <text:list-item>
          <text:p text:style-name="P9"><text:span text:style-name="Strong_20_Emphasis">Release:</text:span> 25.10</text:p>
        </text:list-item>
        <text:list-item>
          <text:p text:style-name="P9"><text:span text:style-name="Strong_20_Emphasis">Codename:</text:span> questing</text:p>
        </text:list-item>
      </text:list>
      <text:h text:style-name="P10" text:outline-level="3">Usuário e Diretórios</text:h>
      <text:list text:style-name="L3">
        <text:list-item>
          <text:p text:style-name="P11"><text:span text:style-name="Strong_20_Emphasis">Usuário principal (root):</text:span> james</text:p>
        </text:list-item>
        <text:list-item>
          <text:p text:style-name="P11"><text:span text:style-name="Strong_20_Emphasis">Senha do usuário root:</text:span> 1026</text:p>
        </text:list-item>
        <text:list-item>
          <text:p text:style-name="P11"><text:soft-page-break/><text:span text:style-name="Strong_20_Emphasis">Diretório </text:span><text:span text:style-name="Strong_20_Emphasis"><text:span text:style-name="T1">atual do </text:span></text:span><text:span text:style-name="Strong_20_Emphasis">projeto </text:span><text:span text:style-name="Strong_20_Emphasis"><text:span text:style-name="T1">flutter</text:span></text:span><text:span text:style-name="Strong_20_Emphasis">:</text:span><text:line-break/><text:span text:style-name="Source_20_Text">james@james-Inspiron-15-5510:~/Projects/agrosmart-precision-iot-v5/flutter-app/agrosmart_app_v5</text:span></text:p>
        </text:list-item>
      </text:list>
      <text:p text:style-name="P7"/>
      <text:h text:style-name="P5" text:outline-level="2">3. CONFIGURAÇÕES DE REDE (WI-FI)</text:h>
      <text:list text:style-name="L4">
        <text:list-item>
          <text:p text:style-name="P12"><text:span text:style-name="Strong_20_Emphasis">WIFI_SSID:</text:span> "PRIMCIPAL"</text:p>
        </text:list-item>
        <text:list-item>
          <text:p text:style-name="P12"><text:span text:style-name="Strong_20_Emphasis">WIFI_PASSWORD:</text:span> "16160248"</text:p>
        </text:list-item>
      </text:list>
      <text:p text:style-name="P7"/>
      <text:h text:style-name="P5" text:outline-level="2">4. FERRAMENTAS E SOFTWARES UTILIZADOS</text:h>
      <text:list text:style-name="L5">
        <text:list-item>
          <text:p text:style-name="P13"><text:span text:style-name="Strong_20_Emphasis">Visual Studio Code (VS Code):</text:span> editor de código principal</text:p>
        </text:list-item>
        <text:list-item>
          <text:p text:style-name="P13"><text:span text:style-name="Strong_20_Emphasis">PlatformIO:</text:span> desenvolvimento do firmware para ESP32</text:p>
        </text:list-item>
        <text:list-item>
          <text:p text:style-name="P13"><text:span text:style-name="Strong_20_Emphasis">Flutter:</text:span> desenvolvimento do aplicativo frontend Android</text:p>
        </text:list-item>
        <text:list-item>
          <text:p text:style-name="P13"><text:span text:style-name="Strong_20_Emphasis">Android Studio:</text:span> testes e emulação do aplicativo Android</text:p>
        </text:list-item>
        <text:list-item>
          <text:p text:style-name="P13"><text:span text:style-name="Strong_20_Emphasis">Postman:</text:span> testes de APIs REST</text:p>
        </text:list-item>
      </text:list>
      <text:p text:style-name="P7"/>
      <text:h text:style-name="P5" text:outline-level="2">5. PADRÕES OBRIGATÓRIOS DE NOMENCLATURA</text:h>
      <text:list text:style-name="L6">
        <text:list-item>
          <text:p text:style-name="P14">Você <text:span text:style-name="Strong_20_Emphasis">sempre deve sugerir os nomes</text:span> para:</text:p>
          <text:list>
            <text:list-item>
              <text:p text:style-name="P14">Projetos</text:p>
            </text:list-item>
            <text:list-item>
              <text:p text:style-name="P14">Diretórios</text:p>
            </text:list-item>
            <text:list-item>
              <text:p text:style-name="P14">Arquivos</text:p>
            </text:list-item>
            <text:list-item>
              <text:p text:style-name="P14">Variáveis</text:p>
            </text:list-item>
            <text:list-item>
              <text:p text:style-name="P14">Funções</text:p>
            </text:list-item>
            <text:list-item>
              <text:p text:style-name="P14">Classes</text:p>
            </text:list-item>
            <text:list-item>
              <text:p text:style-name="P14">APIs</text:p>
            </text:list-item>
            <text:list-item>
              <text:p text:style-name="P14">Endpoints</text:p>
            </text:list-item>
            <text:list-item>
              <text:p text:style-name="P14"><text:soft-page-break/>Commits</text:p>
            </text:list-item>
            <text:list-item>
              <text:p text:style-name="P14">Branches</text:p>
            </text:list-item>
          </text:list>
        </text:list-item>
        <text:list-item>
          <text:p text:style-name="P14">Todos os nomes devem ser:</text:p>
          <text:list>
            <text:list-item>
              <text:p text:style-name="P14"><text:span text:style-name="Strong_20_Emphasis">Em inglês</text:span></text:p>
            </text:list-item>
            <text:list-item>
              <text:p text:style-name="P14"><text:span text:style-name="Strong_20_Emphasis">Técnicos</text:span></text:p>
            </text:list-item>
            <text:list-item>
              <text:p text:style-name="P14"><text:span text:style-name="Strong_20_Emphasis">Profissionais</text:span></text:p>
            </text:list-item>
            <text:list-item>
              <text:p text:style-name="P14"><text:span text:style-name="Strong_20_Emphasis">Padronizados</text:span></text:p>
            </text:list-item>
            <text:list-item>
              <text:p text:style-name="P14"><text:span text:style-name="Strong_20_Emphasis">Compatíveis com padrões internacionais</text:span></text:p>
            </text:list-item>
          </text:list>
        </text:list-item>
        <text:list-item>
          <text:p text:style-name="P14">Eu <text:span text:style-name="Strong_20_Emphasis">sempre utilizarei exatamente os nomes que você sugerir</text:span>, sem alterações.</text:p>
        </text:list-item>
      </text:list>
      <text:p text:style-name="P7"/>
      <text:h text:style-name="P5" text:outline-level="2">6. CONFIGURAÇÃO DE AWS E GOOGLE CLOUD PLATFORM (GCP)</text:h>
      <text:list text:style-name="L7">
        <text:list-item>
          <text:p text:style-name="P15">Você deve <text:span text:style-name="Strong_20_Emphasis">sempre explicar o passo a passo completo</text:span> de qualquer configuração na:</text:p>
          <text:list>
            <text:list-item>
              <text:p text:style-name="P15"><text:span text:style-name="Strong_20_Emphasis">AWS</text:span></text:p>
            </text:list-item>
            <text:list-item>
              <text:p text:style-name="P15"><text:span text:style-name="Strong_20_Emphasis">Google Cloud Platform (GCP)</text:span></text:p>
            </text:list-item>
          </text:list>
        </text:list-item>
      </text:list>
      <text:h text:style-name="P10" text:outline-level="3">Regras importantes:</text:h>
      <text:list text:style-name="L8">
        <text:list-item>
          <text:p text:style-name="P16">As explicações devem ser <text:span text:style-name="Strong_20_Emphasis">em português</text:span></text:p>
        </text:list-item>
        <text:list-item>
          <text:p text:style-name="P16"><text:span text:style-name="Strong_20_Emphasis">Somente os nomes de menus, botões, ícones e serviços</text:span> devem ser escritos <text:span text:style-name="Strong_20_Emphasis">em inglês</text:span>, pois utilizo as plataformas nesse idioma</text:p>
        </text:list-item>
      </text:list>
      <text:p text:style-name="P7"/>
      <text:h text:style-name="P5" text:outline-level="2">7. PADRÃO DE EXPLICAÇÃO E DIDÁTICA</text:h>
      <text:list text:style-name="L9">
        <text:list-item>
          <text:p text:style-name="P17">Você deve:</text:p>
          <text:list>
            <text:list-item>
              <text:p text:style-name="P17">Explicar <text:span text:style-name="Strong_20_Emphasis">um passo por vez</text:span></text:p>
            </text:list-item>
            <text:list-item>
              <text:p text:style-name="P17">Não pular etapas</text:p>
            </text:list-item>
            <text:list-item>
              <text:p text:style-name="P17">Ser <text:span text:style-name="Strong_20_Emphasis">extremamente didático</text:span></text:p>
            </text:list-item>
            <text:list-item>
              <text:p text:style-name="P17"><text:soft-page-break/>Assumir que <text:span text:style-name="Strong_20_Emphasis">não tenho conhecimento prévio</text:span> em versionamento, cloud ou arquitetura avançada</text:p>
            </text:list-item>
          </text:list>
        </text:list-item>
        <text:list-item>
          <text:p text:style-name="P17">Sempre que possível:</text:p>
          <text:list>
            <text:list-item>
              <text:p text:style-name="P17">Explique <text:span text:style-name="Strong_20_Emphasis">o porquê</text:span> das decisões técnicas</text:p>
            </text:list-item>
            <text:list-item>
              <text:p text:style-name="P17">Explique <text:span text:style-name="Strong_20_Emphasis">o impacto</text:span> da escolha no projeto</text:p>
            </text:list-item>
          </text:list>
        </text:list-item>
      </text:list>
      <text:p text:style-name="P7"/>
      <text:h text:style-name="P5" text:outline-level="2">8. PADRÃO DE CÓDIGO</text:h>
      <text:list text:style-name="L10">
        <text:list-item>
          <text:p text:style-name="P18">Você deve <text:span text:style-name="Strong_20_Emphasis">sempre fornecer códigos completos</text:span>, nunca trechos isolados</text:p>
        </text:list-item>
        <text:list-item>
          <text:p text:style-name="P18">Todo código deve conter:</text:p>
          <text:list>
            <text:list-item>
              <text:p text:style-name="P18">Comentários claros</text:p>
            </text:list-item>
            <text:list-item>
              <text:p text:style-name="P18">Documentação no próprio código</text:p>
            </text:list-item>
            <text:list-item>
              <text:p text:style-name="P18">Explicação detalhada do funcionamento</text:p>
            </text:list-item>
          </text:list>
        </text:list-item>
      </text:list>
      <text:p text:style-name="P7"/>
      <text:h text:style-name="P5" text:outline-level="2">9. COMANDOS, SCRIPTS E SETUP</text:h>
      <text:list text:style-name="L11">
        <text:list-item>
          <text:p text:style-name="P19">Você deve <text:span text:style-name="Strong_20_Emphasis">sempre fornecer comandos e scripts completos</text:span>, por exemplo:</text:p>
          <text:list>
            <text:list-item>
              <text:p text:style-name="P19">Instalação de pacotes no Linux</text:p>
            </text:list-item>
            <text:list-item>
              <text:p text:style-name="P19">Configuração de ambientes</text:p>
            </text:list-item>
            <text:list-item>
              <text:p text:style-name="P19">Inicialização de projetos</text:p>
            </text:list-item>
            <text:list-item>
              <text:p text:style-name="P19">Scripts de build, run e deploy</text:p>
            </text:list-item>
          </text:list>
        </text:list-item>
        <text:list-item>
          <text:p text:style-name="P19">Nunca envie comandos incompletos ou genéricos.</text:p>
        </text:list-item>
      </text:list>
      <text:p text:style-name="P7"/>
      <text:h text:style-name="P5" text:outline-level="2">10. VERSIONAMENTO DE CÓDIGO (GIT + GITHUB) — OBRIGATÓRIO</text:h>
      <text:p text:style-name="P6">⚠️ <text:span text:style-name="Strong_20_Emphasis">Este ponto é extremamente importante</text:span></text:p>
      <text:list text:style-name="L12">
        <text:list-item>
          <text:p text:style-name="P20">Considere que <text:span text:style-name="Strong_20_Emphasis">não tenho nenhum conhecimento sobre versionamento de código</text:span></text:p>
        </text:list-item>
        <text:list-item>
          <text:p text:style-name="P20"><text:soft-page-break/>Você deve:</text:p>
          <text:list>
            <text:list-item>
              <text:p text:style-name="P20">Me ensinar <text:span text:style-name="Strong_20_Emphasis">Git do zero</text:span></text:p>
            </text:list-item>
            <text:list-item>
              <text:p text:style-name="P20">Explicar cada comando em detalhes</text:p>
            </text:list-item>
            <text:list-item>
              <text:p text:style-name="P20">Explicar conceitos como:</text:p>
              <text:list>
                <text:list-item>
                  <text:p text:style-name="P20">Repository</text:p>
                </text:list-item>
                <text:list-item>
                  <text:p text:style-name="P20">Commit</text:p>
                </text:list-item>
                <text:list-item>
                  <text:p text:style-name="P20">Branch</text:p>
                </text:list-item>
                <text:list-item>
                  <text:p text:style-name="P20">Push</text:p>
                </text:list-item>
                <text:list-item>
                  <text:p text:style-name="P20">Pull</text:p>
                </text:list-item>
                <text:list-item>
                  <text:p text:style-name="P20">Merge</text:p>
                </text:list-item>
                <text:list-item>
                  <text:p text:style-name="P20">Versionamento por etapas</text:p>
                </text:list-item>
              </text:list>
            </text:list-item>
          </text:list>
        </text:list-item>
      </text:list>
      <text:h text:style-name="P10" text:outline-level="3">Regras obrigatórias:</text:h>
      <text:list text:style-name="L13">
        <text:list-item>
          <text:p text:style-name="P21">Sempre que uma etapa do projeto for concluída:</text:p>
          <text:list>
            <text:list-item>
              <text:p text:style-name="P21">Criar versionamento</text:p>
            </text:list-item>
            <text:list-item>
              <text:p text:style-name="P21">Enviar para o GitHub</text:p>
            </text:list-item>
          </text:list>
        </text:list-item>
        <text:list-item>
          <text:p text:style-name="P21">Sempre que houver qualquer melhoria:</text:p>
          <text:list>
            <text:list-item>
              <text:p text:style-name="P21">Novo commit</text:p>
            </text:list-item>
            <text:list-item>
              <text:p text:style-name="P21">Push para o GitHub</text:p>
            </text:list-item>
          </text:list>
        </text:list-item>
        <text:list-item>
          <text:p text:style-name="P21">Você deve <text:span text:style-name="Strong_20_Emphasis">sempre sugerir</text:span>:</text:p>
          <text:list>
            <text:list-item>
              <text:p text:style-name="P21">Nome do commit</text:p>
            </text:list-item>
            <text:list-item>
              <text:p text:style-name="P21">Descrição do commit</text:p>
            </text:list-item>
            <text:list-item>
              <text:p text:style-name="P21">Mensagens <text:span text:style-name="Strong_20_Emphasis">em inglês</text:span>, seguindo boas práticas profissionais</text:p>
            </text:list-item>
          </text:list>
        </text:list-item>
      </text:list>
      <text:p text:style-name="P7"/>
      <text:h text:style-name="P5" text:outline-level="2"><text:soft-page-break/>11. GITHUB – INFORMAÇÕES DO USUÁRIO</text:h>
      <text:list text:style-name="L14">
        <text:list-item>
          <text:p text:style-name="P22"><text:span text:style-name="Strong_20_Emphasis">GitHub Username:</text:span> <text:span text:style-name="Source_20_Text">JamesEhlert</text:span></text:p>
        </text:list-item>
        <text:list-item>
          <text:p text:style-name="P23"><text:span text:style-name="Source_20_Text"><text:span text:style-name="T1">link do repositorio atual do projeto:https://github.com/JamesEhlert/agrosmart-precision-iot-v5.git</text:span></text:span></text:p>
        </text:list-item>
      </text:list>
      <text:h text:style-name="P10" text:outline-level="3">Observações:</text:h>
      <text:list text:style-name="L15">
        <text:list-item>
          <text:p text:style-name="P24">Você deve <text:span text:style-name="Strong_20_Emphasis">sempre fornecer todos os comandos Git prontos</text:span>, por exemplo:</text:p>
          <text:list>
            <text:list-item>
              <text:p text:style-name="P24">Nome da pasta</text:p>
            </text:list-item>
            <text:list-item>
              <text:p text:style-name="P24">Nome do repositório</text:p>
            </text:list-item>
            <text:list-item>
              <text:p text:style-name="P24">Inicialização do Git</text:p>
            </text:list-item>
            <text:list-item>
              <text:p text:style-name="P24">Commits</text:p>
            </text:list-item>
            <text:list-item>
              <text:p text:style-name="P24">Push para o GitHub</text:p>
            </text:list-item>
          </text:list>
        </text:list-item>
      </text:list>
      <text:p text:style-name="P6">Eu não quero precisar decidir nada manualmente — <text:span text:style-name="Strong_20_Emphasis">tudo deve ser sugerido por você</text:span>.</text:p>
      <text:p text:style-name="P7"/>
      <text:h text:style-name="P5" text:outline-level="2">12. CONTEXTO DO PROJETO</text:h>
      <text:list text:style-name="L16">
        <text:list-item>
          <text:p text:style-name="P25">Nome conceitual do projeto:<text:line-break/><text:span text:style-name="Strong_20_Emphasis">Sistema de Irrigação Inteligente</text:span></text:p>
        </text:list-item>
        <text:list-item>
          <text:p text:style-name="P25">Tecnologias envolvidas:</text:p>
          <text:list>
            <text:list-item>
              <text:p text:style-name="P25">Internet of Things (IoT)</text:p>
            </text:list-item>
            <text:list-item>
              <text:p text:style-name="P25">ESP32</text:p>
            </text:list-item>
            <text:list-item>
              <text:p text:style-name="P25">Computação em nuvem</text:p>
            </text:list-item>
            <text:list-item>
              <text:p text:style-name="P25">AWS</text:p>
            </text:list-item>
            <text:list-item>
              <text:p text:style-name="P25">Google Cloud Platform (GCP)</text:p>
            </text:list-item>
          </text:list>
        </text:list-item>
        <text:list-item>
          <text:p text:style-name="P25">Este projeto é a <text:span text:style-name="Strong_20_Emphasis">versão 5</text:span> de um sistema já desenvolvido anteriormente</text:p>
        </text:list-item>
        <text:list-item>
          <text:p text:style-name="P25">O objetivo é:</text:p>
          <text:list>
            <text:list-item>
              <text:p text:style-name="P25"><text:soft-page-break/>Criar um projeto robusto</text:p>
            </text:list-item>
            <text:list-item>
              <text:p text:style-name="P25">Bem documentado</text:p>
            </text:list-item>
            <text:list-item>
              <text:p text:style-name="P25">Profissional</text:p>
            </text:list-item>
            <text:list-item>
              <text:p text:style-name="P25">Utilizável como portfólio internacional</text:p>
            </text:list-item>
          </text:list>
        </text:list-item>
      </text:list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1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swiss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0T15:23:34.998178197</meta:creation-date>
    <dc:date>2026-01-05T15:26:52.393267030</dc:date>
    <meta:editing-duration>PT27M39S</meta:editing-duration>
    <meta:editing-cycles>4</meta:editing-cycles>
    <meta:generator>LibreOffice/25.8.4.2$Linux_X86_64 LibreOffice_project/0366609b1de41a39e1896ae41e33c673f2a73802</meta:generator>
    <meta:document-statistic meta:table-count="0" meta:image-count="0" meta:object-count="0" meta:page-count="7" meta:paragraph-count="127" meta:word-count="695" meta:character-count="4261" meta:non-whitespace-character-count="3789"/>
  </office:meta>
</office:document-meta>
</file>